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7mm" svg:height="90.04mm" svg:x="158.87mm" svg:y="113.95mm">
            <draw:object draw:notify-on-update-of-ranges="Arkusz1.H4:Arkusz1.H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f(xi)</text:p>
          </table:table-cell>
          <table:table-cell/>
          <table:table-cell office:value-type="string" calcext:value-type="string">
            <text:p>Pole</text:p>
          </table:table-cell>
          <table:table-cell table:formula="of:=[.$E$4]/2*(SIN([.C4])+SIN([.D4])+2*SUM([.H4:.H23]))" office:value-type="float" office:value="1.99588597270872" calcext:value-type="float">
            <text:p>1,99588597270872</text:p>
          </table:table-cell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PI()" office:value-type="float" office:value="3.14159265358979" calcext:value-type="float">
            <text:p>3,14159265358979</text:p>
          </table:table-cell>
          <table:table-cell table:formula="of:=([.D4]-[.C4])/[.B4]" office:value-type="float" office:value="0.15707963267949" calcext:value-type="float">
            <text:p>0,15707963267949</text:p>
          </table:table-cell>
          <table:table-cell office:value-type="float" office:value="1" calcext:value-type="float">
            <text:p>1</text:p>
          </table:table-cell>
          <table:table-cell table:formula="of:=[.C4]+[.F4]*[.$E$4]" office:value-type="float" office:value="0.15707963267949" calcext:value-type="float">
            <text:p>0,15707963267949</text:p>
          </table:table-cell>
          <table:table-cell table:formula="of:=SIN([.G4])" office:value-type="float" office:value="0.156434465040231" calcext:value-type="float">
            <text:p>0,15643446504023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C5]+[.F5]*[.$E$4]" office:value-type="float" office:value="0.314159265358979" calcext:value-type="float">
            <text:p>0,314159265358979</text:p>
          </table:table-cell>
          <table:table-cell table:formula="of:=SIN([.G5])" office:value-type="float" office:value="0.309016994374947" calcext:value-type="float">
            <text:p>0,3090169943749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C6]+[.F6]*[.$E$4]" office:value-type="float" office:value="0.471238898038469" calcext:value-type="float">
            <text:p>0,471238898038469</text:p>
          </table:table-cell>
          <table:table-cell table:formula="of:=SIN([.G6])" office:value-type="float" office:value="0.453990499739547" calcext:value-type="float">
            <text:p>0,4539904997395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C7]+[.F7]*[.$E$4]" office:value-type="float" office:value="0.628318530717959" calcext:value-type="float">
            <text:p>0,628318530717959</text:p>
          </table:table-cell>
          <table:table-cell table:formula="of:=SIN([.G7])" office:value-type="float" office:value="0.587785252292473" calcext:value-type="float">
            <text:p>0,58778525229247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C8]+[.F8]*[.$E$4]" office:value-type="float" office:value="0.785398163397448" calcext:value-type="float">
            <text:p>0,785398163397448</text:p>
          </table:table-cell>
          <table:table-cell table:formula="of:=SIN([.G8])" office:value-type="float" office:value="0.707106781186547" calcext:value-type="float">
            <text:p>0,7071067811865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C9]+[.F9]*[.$E$4]" office:value-type="float" office:value="0.942477796076938" calcext:value-type="float">
            <text:p>0,942477796076938</text:p>
          </table:table-cell>
          <table:table-cell table:formula="of:=SIN([.G9])" office:value-type="float" office:value="0.809016994374947" calcext:value-type="float">
            <text:p>0,8090169943749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C10]+[.F10]*[.$E$4]" office:value-type="float" office:value="1.09955742875643" calcext:value-type="float">
            <text:p>1,09955742875643</text:p>
          </table:table-cell>
          <table:table-cell table:formula="of:=SIN([.G10])" office:value-type="float" office:value="0.891006524188368" calcext:value-type="float">
            <text:p>0,89100652418836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C11]+[.F11]*[.$E$4]" office:value-type="float" office:value="1.25663706143592" calcext:value-type="float">
            <text:p>1,25663706143592</text:p>
          </table:table-cell>
          <table:table-cell table:formula="of:=SIN([.G11])" office:value-type="float" office:value="0.951056516295153" calcext:value-type="float">
            <text:p>0,95105651629515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C12]+[.F12]*[.$E$4]" office:value-type="float" office:value="1.41371669411541" calcext:value-type="float">
            <text:p>1,41371669411541</text:p>
          </table:table-cell>
          <table:table-cell table:formula="of:=SIN([.G12])" office:value-type="float" office:value="0.987688340595138" calcext:value-type="float">
            <text:p>0,98768834059513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C13]+[.F13]*[.$E$4]" office:value-type="float" office:value="1.5707963267949" calcext:value-type="float">
            <text:p>1,5707963267949</text:p>
          </table:table-cell>
          <table:table-cell table:formula="of:=SIN([.G1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C14]+[.F14]*[.$E$4]" office:value-type="float" office:value="1.72787595947439" calcext:value-type="float">
            <text:p>1,72787595947439</text:p>
          </table:table-cell>
          <table:table-cell table:formula="of:=SIN([.G14])" office:value-type="float" office:value="0.987688340595138" calcext:value-type="float">
            <text:p>0,98768834059513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C15]+[.F15]*[.$E$4]" office:value-type="float" office:value="1.88495559215388" calcext:value-type="float">
            <text:p>1,88495559215388</text:p>
          </table:table-cell>
          <table:table-cell table:formula="of:=SIN([.G15])" office:value-type="float" office:value="0.951056516295154" calcext:value-type="float">
            <text:p>0,9510565162951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C16]+[.F16]*[.$E$4]" office:value-type="float" office:value="2.04203522483337" calcext:value-type="float">
            <text:p>2,04203522483337</text:p>
          </table:table-cell>
          <table:table-cell table:formula="of:=SIN([.G16])" office:value-type="float" office:value="0.891006524188368" calcext:value-type="float">
            <text:p>0,89100652418836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C17]+[.F17]*[.$E$4]" office:value-type="float" office:value="2.19911485751286" calcext:value-type="float">
            <text:p>2,19911485751286</text:p>
          </table:table-cell>
          <table:table-cell table:formula="of:=SIN([.G17])" office:value-type="float" office:value="0.809016994374947" calcext:value-type="float">
            <text:p>0,8090169943749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C18]+[.F18]*[.$E$4]" office:value-type="float" office:value="2.35619449019234" calcext:value-type="float">
            <text:p>2,35619449019234</text:p>
          </table:table-cell>
          <table:table-cell table:formula="of:=SIN([.G18])" office:value-type="float" office:value="0.707106781186548" calcext:value-type="float">
            <text:p>0,70710678118654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C19]+[.F19]*[.$E$4]" office:value-type="float" office:value="2.51327412287183" calcext:value-type="float">
            <text:p>2,51327412287183</text:p>
          </table:table-cell>
          <table:table-cell table:formula="of:=SIN([.G19])" office:value-type="float" office:value="0.587785252292473" calcext:value-type="float">
            <text:p>0,58778525229247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[.C20]+[.F20]*[.$E$4]" office:value-type="float" office:value="2.67035375555132" calcext:value-type="float">
            <text:p>2,67035375555132</text:p>
          </table:table-cell>
          <table:table-cell table:formula="of:=SIN([.G20])" office:value-type="float" office:value="0.453990499739547" calcext:value-type="float">
            <text:p>0,4539904997395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[.C21]+[.F21]*[.$E$4]" office:value-type="float" office:value="2.82743338823081" calcext:value-type="float">
            <text:p>2,82743338823081</text:p>
          </table:table-cell>
          <table:table-cell table:formula="of:=SIN([.G21])" office:value-type="float" office:value="0.309016994374947" calcext:value-type="float">
            <text:p>0,30901699437494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[.C22]+[.F22]*[.$E$4]" office:value-type="float" office:value="2.9845130209103" calcext:value-type="float">
            <text:p>2,9845130209103</text:p>
          </table:table-cell>
          <table:table-cell table:formula="of:=SIN([.G22])" office:value-type="float" office:value="0.156434465040231" calcext:value-type="float">
            <text:p>0,15643446504023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[.C23]+[.F23]*[.$E$4]" office:value-type="float" office:value="3.14159265358979" calcext:value-type="float">
            <text:p>3,14159265358979</text:p>
          </table:table-cell>
          <table:table-cell table:formula="of:=SIN([.G23])" office:value-type="float" office:value="1.22464679914735E-016" calcext:value-type="float">
            <text:p>1,22464679914735E-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6T10:25:11.330166139</meta:creation-date>
    <dc:date>2021-03-26T10:31:06.293601001</dc:date>
    <meta:editing-duration>PT5M55S</meta:editing-duration>
    <meta:editing-cycles>1</meta:editing-cycles>
    <meta:document-statistic meta:table-count="1" meta:cell-count="7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Arkusz1.H4:Arkusz1.H23" svg:x="0.319cm" svg:y="0.18cm" svg:width="15.36cm" svg:height="8.645cm">
          <chartooo:coordinate-region svg:x="1.046cm" svg:y="0.38cm" svg:width="14.446cm" svg:height="7.7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usz1.H4:Arkusz1.H23" chart:class="chart:scatter"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6434465040231">
                <text:p>0.156434465040231</text:p>
                <draw:g>
                  <svg:desc>Arkusz1.H4:Arkusz1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